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" svg:font-family="'Noto Sans Mono Condensed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8cm" fo:min-width="7.178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7.2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2.876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cm" fo:min-width="5.25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5.25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5.25cm"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5.25cm" style:writing-mode="lr-tb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objectwithoutfill">
      <style:graphic-properties draw:marker-end="Arrowheads_20_13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5cm" fo:min-width="4.05cm" style:writing-mode="lr-tb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cm" fo:min-width="4.6cm" style:writing-mode="lr-tb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none" draw:textarea-vertical-align="middle"/>
    </style:style>
    <style:style style:name="gr20" style:family="graphic" style:parent-style-name="objectwithoutfill">
      <style:graphic-properties draw:marker-end="Arrowheads_20_15" draw:marker-end-width="0.3cm" draw:fill="none" draw:textarea-vertical-align="middle"/>
    </style:style>
    <style:style style:name="gr21" style:family="graphic" style:parent-style-name="objectwithoutfill">
      <style:graphic-properties draw:marker-end="Arrowheads_20_16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57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2.25cm" fo:min-width="5.25cm" style:writing-mode="lr-tb"/>
      <style:paragraph-properties style:writing-mode="lr-tb"/>
    </style:style>
    <style:style style:name="gr27" style:family="graphic" style:parent-style-name="objectwithoutfill">
      <style:graphic-properties draw:marker-end="Arrowheads_20_19" draw:marker-end-width="0.3cm" draw:fill="none" draw:textarea-vertical-align="middle"/>
    </style:style>
    <style:style style:name="gr28" style:family="graphic" style:parent-style-name="objectwithoutfill">
      <style:graphic-properties draw:marker-end="Arrowheads_20_20" draw:marker-end-width="0.3cm" draw:fill="none" draw:textarea-vertical-align="middle"/>
    </style:style>
    <style:style style:name="gr29" style:family="graphic" style:parent-style-name="objectwithoutfill">
      <style:graphic-properties draw:marker-end="Arrowheads_20_21" draw:marker-end-width="0.3cm" draw:fill="none" draw:textarea-vertical-align="middle"/>
    </style:style>
    <style:style style:name="gr30" style:family="graphic" style:parent-style-name="objectwithoutfill">
      <style:graphic-properties draw:marker-end="Arrowheads_20_22" draw:marker-end-width="0.3cm" draw:fill="none" draw:textarea-vertical-align="middle"/>
    </style:style>
    <style:style style:name="gr31" style:family="graphic" style:parent-style-name="standard">
      <style:graphic-properties draw:stroke="none" draw:fill="none" fo:min-height="1.865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loext:graphic-properties draw:fill="none" draw:fill-color="#ffffff"/>
      <style:text-properties fo:font-size="10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oto Sans Mono Condensed" fo:font-size="10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7.75cm" svg:height="0.75cm" svg:x="1cm" svg:y="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7.75cm" svg:height="2.5cm" svg:x="1cm" svg:y="3.2cm">
          <text:p text:style-name="P1"><text:span text:style-name="T1">Search if recipe for DesiredApp exists on openemebedded.org: https://layers.openembedded.or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6.75cm" svg:height="2.75cm" svg:x="1.492cm" svg:y="6.7cm">
          <text:p text:style-name="P1"><text:span text:style-name="T1">Recipe exis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3" draw:id="id3" draw:layer="layout" svg:width="5.75cm" svg:height="2.15cm" svg:x="14.887cm" svg:y="8.55cm">
          <text:p text:style-name="P1"><text:span text:style-name="T1">Check if the recipe (*.bb file) already exists in one of the layers in the container.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75cm" svg:height="1.6cm" svg:x="14.84cm" svg:y="17.85cm">
          <text:p text:style-name="P1"><text:span text:style-name="T1">Confirm that the layer that the recipe was added to is added under build/conf/bblayers.conf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5.75cm" svg:height="1.75cm" svg:x="2cm" svg:y="23.45cm">
          <text:p text:style-name="P1"><text:span text:style-name="T1">Invoke “$ </text:span><text:span text:style-name="T2">bitbake</text:span><text:span text:style-name="T1"> mistysom-image”*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5.75cm" svg:height="1.75cm" svg:x="2cm" svg:y="19.45cm">
          <text:p text:style-name="P1"><text:span text:style-name="T1">Build recipe that uses a binary file according to instructions on: [link needed]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5.75cm" svg:height="2.3cm" svg:x="14.84cm" svg:y="20.15cm">
          <text:p text:style-name="P1"><text:span text:style-name="T1">Add Application by appending </text:span><text:span text:style-name="T3">APPLICATION_INSTALL_append = “ DesiredApp”</text:span><text:span text:style-name="T1"> to mistysom-image.bbappend file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4.875cm" svg:y1="5.7cm" svg:x2="4.867cm" svg:y2="6.7cm" draw:start-shape="id1" draw:start-glue-point="6" draw:end-shape="id2" draw:end-glue-point="4" svg:d="M4875 5700v501h-8v499" svg:viewBox="0 0 9 1001">
          <text:p/>
        </draw:connector>
        <draw:connector draw:style-name="gr9" draw:text-style-name="P2" draw:layer="layout" svg:x1="8.242cm" svg:y1="8.075cm" svg:x2="17.762cm" svg:y2="8.55cm" draw:start-shape="id2" draw:start-glue-point="7" draw:end-shape="id3" draw:end-glue-point="0" svg:d="M8242 8075h3323v-26h6197v501" svg:viewBox="0 0 9521 502">
          <text:p/>
        </draw:connector>
        <draw:connector draw:style-name="gr10" draw:text-style-name="P2" draw:layer="layout" svg:x1="17.762cm" svg:y1="10.7cm" svg:x2="17.725cm" svg:y2="11.35cm" draw:start-shape="id3" draw:start-glue-point="2" svg:d="M17762 10700v576h-37v74" svg:viewBox="0 0 38 651">
          <text:p/>
        </draw:connector>
        <draw:connector draw:style-name="gr11" draw:text-style-name="P2" draw:layer="layout" svg:x1="4.875cm" svg:y1="2.75cm" svg:x2="4.875cm" svg:y2="3.2cm" draw:start-shape="id4" draw:start-glue-point="2" draw:end-shape="id1" draw:end-glue-point="4" svg:d="M4875 2750v450" svg:viewBox="0 0 1 451">
          <text:p/>
        </draw:connector>
        <draw:connector draw:style-name="gr12" draw:text-style-name="P2" draw:layer="layout" svg:x1="17.715cm" svg:y1="19.45cm" svg:x2="17.715cm" svg:y2="20.15cm" draw:start-shape="id5" draw:start-glue-point="2" draw:end-shape="id6" draw:end-glue-point="0" svg:d="M17715 19450v700" svg:viewBox="0 0 1 701">
          <text:p/>
        </draw:connector>
        <draw:connector draw:style-name="gr13" draw:text-style-name="P2" draw:layer="layout" svg:x1="17.715cm" svg:y1="22.45cm" svg:x2="4.875cm" svg:y2="23.45cm" draw:start-shape="id6" draw:start-glue-point="2" draw:end-shape="id7" draw:end-glue-point="0" svg:d="M17715 22450v501h-6420v-2h-6420v501" svg:viewBox="0 0 12841 1001">
          <text:p/>
        </draw:connector>
        <draw:connector draw:style-name="gr14" draw:text-style-name="P2" draw:layer="layout" svg:x1="4.875cm" svg:y1="21.2cm" svg:x2="4.875cm" svg:y2="23.45cm" draw:start-shape="id8" draw:start-glue-point="2" draw:end-shape="id7" draw:end-glue-point="0" svg:d="M4875 21200v2250" svg:viewBox="0 0 1 2251">
          <text:p/>
        </draw:connector>
        <draw:connector draw:style-name="gr15" draw:text-style-name="P2" draw:layer="layout" svg:x1="4.875cm" svg:y1="12.95cm" svg:x2="4.87cm" svg:y2="14.2cm" draw:start-shape="id9" draw:start-glue-point="6" draw:end-shape="id10" draw:end-glue-point="4" svg:d="M4875 12950v626h-5v624" svg:viewBox="0 0 6 1251">
          <text:p/>
        </draw:connector>
        <draw:custom-shape draw:style-name="gr3" draw:text-style-name="P1" xml:id="id9" draw:id="id9" draw:layer="layout" svg:width="6.75cm" svg:height="2.75cm" svg:x="1.5cm" svg:y="10.2cm">
          <text:p text:style-name="P1"><text:span text:style-name="T1">Source code for DesiredApp is publicly available via rep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2" draw:layer="layout" svg:x1="4.867cm" svg:y1="9.45cm" svg:x2="4.875cm" svg:y2="10.2cm" draw:start-shape="id2" draw:start-glue-point="6" draw:end-shape="id9" draw:end-glue-point="4" svg:d="M4867 9450v376h8v374" svg:viewBox="0 0 9 751">
          <text:p/>
        </draw:connector>
        <draw:custom-shape draw:style-name="gr17" draw:text-style-name="P1" xml:id="id11" draw:id="id11" draw:layer="layout" svg:width="4.55cm" svg:height="1.75cm" svg:x="9.15cm" svg:y="12.45cm">
          <text:p text:style-name="P1"><text:span text:style-name="T1">Build recipe that clones the files with git according to instructions on: see linkA (below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6.75cm" svg:height="2.75cm" svg:x="1.495cm" svg:y="14.2cm">
          <text:p text:style-name="P1"><text:span text:style-name="T1">Source code (*.c-files) for DesiredApp is availab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" xml:id="id12" draw:id="id12" draw:layer="layout" svg:width="5.1cm" svg:height="1.75cm" svg:x="6.15cm" svg:y="16.7cm">
          <text:p text:style-name="P1"><text:span text:style-name="T1">Build recipe that uses private source code files according to instructions on: see linkB (below)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8.25cm" svg:y1="11.575cm" svg:x2="11.425cm" svg:y2="12.45cm" draw:start-shape="id9" draw:start-glue-point="7" draw:end-shape="id11" draw:end-glue-point="0" svg:d="M8250 11575h3175v875" svg:viewBox="0 0 3176 876">
          <text:p/>
        </draw:connector>
        <draw:connector draw:style-name="gr20" draw:text-style-name="P2" draw:layer="layout" svg:x1="8.245cm" svg:y1="15.575cm" svg:x2="8.7cm" svg:y2="16.7cm" draw:start-shape="id10" draw:start-glue-point="7" draw:end-shape="id12" draw:end-glue-point="0" svg:d="M8245 15575h455v1125" svg:viewBox="0 0 456 1126">
          <text:p/>
        </draw:connector>
        <draw:connector draw:style-name="gr21" draw:text-style-name="P2" draw:layer="layout" draw:line-skew="4.125cm" svg:x1="11.425cm" svg:y1="14.2cm" svg:x2="4.875cm" svg:y2="23.45cm" draw:start-shape="id11" draw:start-glue-point="2" draw:end-shape="id7" draw:end-glue-point="0" svg:d="M11425 14200v8750h-6550v500" svg:viewBox="0 0 6551 9251">
          <text:p/>
        </draw:connector>
        <draw:connector draw:style-name="gr22" draw:text-style-name="P2" draw:layer="layout" svg:x1="4.87cm" svg:y1="16.95cm" svg:x2="4.875cm" svg:y2="19.45cm" draw:start-shape="id10" draw:start-glue-point="6" draw:end-shape="id8" draw:end-glue-point="0" svg:d="M4870 16950v1251h5v1249" svg:viewBox="0 0 6 2501">
          <text:p/>
        </draw:connector>
        <draw:frame draw:style-name="gr23" draw:text-style-name="P3" draw:layer="layout" svg:width="0.735cm" svg:height="0.645cm" svg:x="7.95cm" svg:y="7.4cm">
          <draw:text-box>
            <text:p><text:span text:style-name="T4">Y</text:span></text:p>
          </draw:text-box>
        </draw:frame>
        <draw:frame draw:style-name="gr24" draw:text-style-name="P3" draw:layer="layout" svg:width="0.756cm" svg:height="0.645cm" svg:x="4.943cm" svg:y="9.225cm">
          <draw:text-box>
            <text:p><text:span text:style-name="T4">N</text:span></text:p>
          </draw:text-box>
        </draw:frame>
        <draw:frame draw:style-name="gr24" draw:text-style-name="P3" draw:layer="layout" svg:width="0.756cm" svg:height="0.645cm" svg:x="4.944cm" svg:y="12.726cm">
          <draw:text-box>
            <text:p><text:span text:style-name="T4">N</text:span></text:p>
          </draw:text-box>
        </draw:frame>
        <draw:frame draw:style-name="gr24" draw:text-style-name="P3" draw:layer="layout" svg:width="0.756cm" svg:height="0.645cm" svg:x="4.945cm" svg:y="16.727cm">
          <draw:text-box>
            <text:p><text:span text:style-name="T4">N</text:span></text:p>
          </draw:text-box>
        </draw:frame>
        <draw:frame draw:style-name="gr23" draw:text-style-name="P3" draw:layer="layout" svg:width="0.735cm" svg:height="0.645cm" svg:x="7.95cm" svg:y="10.901cm">
          <draw:text-box>
            <text:p><text:span text:style-name="T4">Y</text:span></text:p>
          </draw:text-box>
        </draw:frame>
        <draw:frame draw:style-name="gr23" draw:text-style-name="P3" draw:layer="layout" svg:width="0.735cm" svg:height="0.645cm" svg:x="7.95cm" svg:y="14.902cm">
          <draw:text-box>
            <text:p><text:span text:style-name="T4">Y</text:span></text:p>
          </draw:text-box>
        </draw:frame>
        <draw:frame draw:style-name="gr25" draw:text-style-name="P4" draw:layer="layout" svg:width="19.336cm" svg:height="0.962cm" svg:x="0.75cm" svg:y="1cm">
          <draw:text-box>
            <text:p>Adding a desired application (‘DesiredApp’) to the build, Flow Chart</text:p>
          </draw:text-box>
        </draw:frame>
        <draw:custom-shape draw:style-name="gr3" draw:text-style-name="P1" xml:id="id14" draw:id="id14" draw:layer="layout" svg:width="6.75cm" svg:height="2.75cm" svg:x="14.35cm" svg:y="13.05cm">
          <text:p text:style-name="P1"><text:span text:style-name="T1">Recipe already <text:s/>exis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5" xml:id="id13" draw:id="id13" draw:layer="layout" svg:width="5.75cm" svg:height="2.5cm" svg:x="14.84cm" svg:y="14.85cm">
          <text:p text:style-name="P5"><text:span text:style-name="T1">Download *.bb recipe and all dependencies &amp; copy them into layer directory under recipes-example/DesiredApp/DesiredApp.bb</text:span>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svg:x1="17.725cm" svg:y1="14.1cm" svg:x2="17.715cm" svg:y2="14.85cm" draw:end-shape="id13" draw:end-glue-point="0" svg:d="M17725 14100v125h-10v625" svg:viewBox="0 0 11 751">
          <text:p/>
        </draw:connector>
        <draw:connector draw:style-name="gr28" draw:text-style-name="P6" draw:layer="layout" svg:x1="17.715cm" svg:y1="17.35cm" svg:x2="17.715cm" svg:y2="17.85cm" draw:start-shape="id13" draw:start-glue-point="2" draw:end-shape="id5" draw:end-glue-point="0" svg:d="M17715 17350v500" svg:viewBox="0 0 1 501">
          <text:p/>
        </draw:connector>
        <draw:frame draw:style-name="gr24" draw:text-style-name="P3" draw:layer="layout" svg:width="0.756cm" svg:height="0.645cm" svg:x="17.644cm" svg:y="13.927cm">
          <draw:text-box>
            <text:p><text:span text:style-name="T4">N</text:span></text:p>
          </draw:text-box>
        </draw:frame>
        <draw:frame draw:style-name="gr23" draw:text-style-name="P3" draw:layer="layout" svg:width="0.735cm" svg:height="0.645cm" svg:x="20.851cm" svg:y="13.802cm">
          <draw:text-box>
            <text:p><text:span text:style-name="T4">Y</text:span></text:p>
          </draw:text-box>
        </draw:frame>
        <draw:connector draw:style-name="gr29" draw:text-style-name="P6" draw:layer="layout" draw:line-skew="-0.352cm 2.674cm" svg:x1="21.1cm" svg:y1="14.425cm" svg:x2="17.715cm" svg:y2="20.15cm" draw:start-shape="id14" draw:start-glue-point="7" draw:end-shape="id6" draw:end-glue-point="0" svg:d="M21100 14425h150v6225h-3535v-500" svg:viewBox="0 0 3536 6226">
          <text:p/>
        </draw:connector>
        <draw:connector draw:style-name="gr30" draw:text-style-name="P6" draw:layer="layout" draw:line-skew="2cm" svg:x1="8.7cm" svg:y1="18.45cm" svg:x2="4.875cm" svg:y2="23.45cm" draw:start-shape="id12" draw:start-glue-point="2" draw:end-shape="id7" draw:end-glue-point="0" svg:d="M8700 18450v4500h-3825v500" svg:viewBox="0 0 3826 5001">
          <text:p/>
        </draw:connector>
        <draw:frame draw:style-name="gr31" draw:text-style-name="P7" draw:layer="layout" svg:width="16.75cm" svg:height="2.221cm" svg:x="2cm" svg:y="25.135cm">
          <draw:text-box>
            <text:p><text:span text:style-name="T2">*After the setup of the build container environment has been completed according to the instructions on: </text:span><text:span text:style-name="T2"><text:a xlink:href="https://github.com/MistySOM/wiki/blob/master/content/GettingStarted.md" xlink:type="simple">https://github.com/MistySOM/wiki/blob/master/content/GettingStarted.md</text:a></text:span></text:p>
            <text:p><text:span text:style-name="T2"/></text:p>
            <text:p><text:span text:style-name="T2">linkA: </text:span><text:span text:style-name="T2"><text:a xlink:href="https://github.com/MistySOM/wiki/blob/master/content/HowToCreateBitbakeRecipeGitHub.md" xlink:type="simple">https://github.com/MistySOM/wiki/blob/master/content/HowToCreateBitbakeRecipeGitHub.md</text:a></text:span><text:span text:style-name="T2"><text:s/></text:span></text:p>
            <text:p><text:span text:style-name="T2">linkB: </text:span><text:span text:style-name="T2"><text:a xlink:href="https://github.com/MistySOM/wiki/blob/master/content/HowToCreateBitbakeRecipeLocSrc.md" xlink:type="simple">https://github.com/MistySOM/wiki/blob/master/content/HowToCreateBitbakeRecipeLocSrc.md</text:a>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" svg:font-family="'Noto Sans Mono Condensed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3T22:21:04.537437235</meta:creation-date>
    <dc:date>2023-03-06T12:03:11.221000000</dc:date>
    <meta:editing-duration>PT1H30M26S</meta:editing-duration>
    <meta:editing-cycles>12</meta:editing-cycles>
    <meta:generator>LibreOffice/7.5.1.2$Windows_X86_64 LibreOffice_project/fcbaee479e84c6cd81291587d2ee68cba099e129</meta:generator>
    <meta:document-statistic meta:object-count="41"/>
  </office:meta>
</office:document-meta>
</file>